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1100000020C95604A2.png" manifest:media-type="image/png"/>
  <manifest:file-entry manifest:full-path="Pictures/100000000000001200000020C51C7837.png" manifest:media-type="image/png"/>
  <manifest:file-entry manifest:full-path="Pictures/100000000000001100000020DE4ADF82.png" manifest:media-type="image/png"/>
  <manifest:file-entry manifest:full-path="Pictures/1000000000000012000000207A1ABB52.png" manifest:media-type="image/png"/>
  <manifest:file-entry manifest:full-path="Pictures/1000000000000011000000201CEF8DC5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35mm"/>
    </style:style>
    <style:style style:name="co3" style:family="table-column">
      <style:table-column-properties fo:break-before="auto" style:column-width="24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Image</text:p>
          </table:table-cell>
          <table:table-cell table:style-name="ce5" office:value-type="string" calcext:value-type="string">
            <text:p>Na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>
            <draw:frame draw:z-index="0" draw:name="ImageA" draw:style-name="gr1" draw:text-style-name="P1" svg:width="3.59mm" svg:height="6.77mm" svg:x="26mm" svg:y="4mm">
              <draw:image xlink:href="Pictures/100000000000001100000020C95604A2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Anton</text:p>
          </table:table-cell>
        </table:table-row>
        <table:table-row table:style-name="ro2" table:visibility="collapse">
          <table:table-cell office:value-type="float" office:value="2" calcext:value-type="float">
            <text:p>2</text:p>
          </table:table-cell>
          <table:table-cell table:style-name="Default">
            <draw:frame draw:z-index="4" draw:name="ImageB" draw:style-name="gr1" draw:text-style-name="P1" drawooo:display="printer" svg:width="3.58mm" svg:height="6.76mm" svg:x="21mm" svg:y="4mm">
              <draw:image xlink:href="Pictures/100000000000001100000020DE4ADF82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Berta</text:p>
          </table:table-cell>
        </table:table-row>
        <table:table-row table:style-name="ro2" table:visibility="collapse">
          <table:table-cell office:value-type="float" office:value="3" calcext:value-type="float">
            <text:p>3</text:p>
          </table:table-cell>
          <table:table-cell>
            <draw:frame draw:z-index="1" draw:name="ImageC" draw:style-name="gr1" draw:text-style-name="P1" drawooo:display="printer" svg:width="3.81mm" svg:height="6.77mm" svg:x="16mm" svg:y="4mm">
              <draw:image xlink:href="Pictures/1000000000000012000000207A1ABB52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harlott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>
            <draw:frame draw:z-index="3" draw:name="ImageD" draw:style-name="gr1" draw:text-style-name="P1" svg:width="3.81mm" svg:height="6.77mm" svg:x="10mm" svg:y="4mm">
              <draw:image xlink:href="Pictures/100000000000001200000020C51C783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Dori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>
            <draw:frame draw:z-index="2" draw:name="ImageE" draw:style-name="gr1" draw:text-style-name="P1" svg:width="3.59mm" svg:height="6.77mm" svg:x="6mm" svg:y="4mm">
              <draw:image xlink:href="Pictures/1000000000000011000000201CEF8DC5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Emi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  <table:database-ranges>
        <table:database-range table:name="myData" table:target-range-address="Sheet1.A1:Sheet1.C8"/>
        <table:database-range table:name="__Anonymous_Sheet_DB__0" table:target-range-address="Sheet1.A1:Sheet1.C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Yu Gothic" style:font-size-asian="10pt" style:language-asian="ja" style:country-asian="JP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Yu Gothic" style:font-family-asian="'Yu Gothi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.00.0000</text:date>, <text:time style:data-style-name="N2" text:time-value="13:45:20.2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egina Henschel</meta:initial-creator>
    <meta:creation-date>2024-03-25T21:31:01.959000000</meta:creation-date>
    <dc:date>2024-04-28T13:46:04.723000000</dc:date>
    <dc:creator>Regina Henschel</dc:creator>
    <meta:editing-duration>PT36M17S</meta:editing-duration>
    <meta:editing-cycles>21</meta:editing-cycles>
    <meta:generator>LO_7.6/7.6.4.1$Windows_X86_64 LibreOffice_project/e19e193f88cd6c0525a17fb7a176ed8e6a3e2aa1</meta:generator>
    <meta:document-statistic meta:table-count="1" meta:cell-count="15" meta:object-count="5"/>
  </office:meta>
</office:document-meta>
</file>